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8f6e" officeooo:paragraph-rsid="00138f6e"/>
    </style:style>
    <style:style style:name="P2" style:family="paragraph" style:parent-style-name="Standard">
      <style:text-properties officeooo:rsid="00138f6e" officeooo:paragraph-rsid="00158b72"/>
    </style:style>
    <style:style style:name="P3" style:family="paragraph" style:parent-style-name="Standard">
      <style:text-properties officeooo:rsid="00158b72" officeooo:paragraph-rsid="00158b72"/>
    </style:style>
    <style:style style:name="P4" style:family="paragraph" style:parent-style-name="Standard">
      <style:text-properties officeooo:rsid="001a139b" officeooo:paragraph-rsid="001a139b"/>
    </style:style>
    <style:style style:name="P5" style:family="paragraph" style:parent-style-name="Standard">
      <style:text-properties fo:color="#000000" style:font-name="Consolas" fo:font-size="9.5pt" style:font-size-asian="9.5pt" fo:background-color="#ffffff"/>
    </style:style>
    <style:style style:name="P6" style:family="paragraph" style:parent-style-name="Standard">
      <style:text-properties officeooo:rsid="00138f6e" officeooo:paragraph-rsid="001a139b"/>
    </style:style>
    <style:style style:name="P7" style:family="paragraph" style:parent-style-name="Standard">
      <style:text-properties officeooo:rsid="001a139b" officeooo:paragraph-rsid="001a139b"/>
    </style:style>
    <style:style style:name="P8" style:family="paragraph" style:parent-style-name="Standard">
      <style:text-properties officeooo:rsid="001d5e99" officeooo:paragraph-rsid="001d5e99"/>
    </style:style>
    <style:style style:name="T1" style:family="text">
      <style:text-properties officeooo:rsid="00158b72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officeooo:rsid="001702f9"/>
    </style:style>
    <style:style style:name="T4" style:family="text">
      <style:text-properties fo:color="#0000ff" style:font-name="Consolas" fo:font-size="9.5pt" style:font-size-asian="9.5pt" fo:background-color="#ffffff"/>
    </style:style>
    <style:style style:name="T5" style:family="text">
      <style:text-properties fo:color="#a31515" style:font-name="Consolas" fo:font-size="9.5pt" fo:background-color="#ffffff" loext:char-shading-value="0" style:font-size-asian="9.5pt"/>
    </style:style>
    <style:style style:name="T6" style:family="text">
      <style:text-properties fo:color="#a31515" style:font-name="Consolas" fo:font-size="9.5pt" style:font-size-asian="9.5pt" fo:background-color="#ffffff"/>
    </style:style>
    <style:style style:name="T7" style:family="text">
      <style:text-properties fo:color="#808080" style:font-name="Consolas" fo:font-size="9.5pt" style:font-size-asian="9.5pt" fo:background-color="#ffffff"/>
    </style:style>
    <style:style style:name="T8" style:family="text">
      <style:text-properties fo:color="#008000" style:font-name="Consolas" fo:font-size="9.5pt" style:font-size-asian="9.5pt" fo:background-color="#ffffff"/>
    </style:style>
    <style:style style:name="T9" style:family="text">
      <style:text-properties fo:color="#008080" style:font-name="Consolas" fo:font-size="9.5pt" style:font-size-asian="9.5pt" fo:background-color="#ffffff"/>
    </style:style>
    <style:style style:name="T10" style:family="text">
      <style:text-properties fo:color="#6f008a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teiros:</text:p>
      <text:p text:style-name="P1"/>
      <text:p text:style-name="P1">Antes de tudo devemos compreender os endereços em memória, pois os ponteiros são apontamentos a dados alocados em determinados endereços de memória. A memória RAM é composta de sequências de bytes, o controlador <text:span text:style-name="T1">de memória</text:span> gera o valor RAS (Row Address Strobe) e o valor CAS (Column Address Strobe) formando uma matriz onde contem os endereços da Memória RAM na interseção entre RAS e CAS, <text:span text:style-name="T1">sendo o numero de um byte o seu endereço.</text:span></text:p>
      <text:p text:style-name="P1"/>
      <text:p text:style-name="P3">Segundo Feofiloff (2016), Cada variável possui um endereço na memória, sendo identificado pelo primeiro byte, a linguagem de programação C/C++ utiliza o operador &amp; para alocar o endereço de memória de uma variável em um ponteiro, <text:span text:style-name="T3">como,</text:span> por exemplo: int *i; int x = 5; i = &amp;x;</text:p>
      <text:p text:style-name="P1"/>
      <text:p text:style-name="P4">utiliza-se o asterisco duplo (**) quando estiver indicando que o ponteiro está sendo alocado ao endereço de outro ponteiro.</text:p>
      <text:p text:style-name="P4"/>
      <text:p text:style-name="P4">Para liberar o espaço em memória utiliza-se o comando DELETE quando utilizar o comando NEW na criação da variável, caso contrário utiliza-se a função FREE conforme indicado no exemplo sobre ponteiros.</text:p>
      <text:p text:style-name="P4"/>
      <text:p text:style-name="P8">Os ponteiros merecem uma atenção redobrada, pois são um dos maiores causadores de problemas entre os iniciantes na linguagem de programação C/C++, é necessário alocar memoria nos ponteiros corretamente afim de evitar acessar áreas da memória onde não deveria, para tanto iremos usar o comando malloc conforme mostrado no exemplo dos ponteiros.</text:p>
      <text:p text:style-name="P4"/>
      <text:p text:style-name="P1"/>
      <text:p text:style-name="P4">exemplo do uso dos ponteiros:</text:p>
      <text:p text:style-name="P4"/>
      <text:p text:style-name="P4"><text:span text:style-name="T4">#include</text:span><text:span text:style-name="T2"> </text:span><text:span text:style-name="T6">"stdafx.h"</text:span></text:p>
      <text:p text:style-name="P5"/>
      <text:p text:style-name="Standard"><text:span text:style-name="T4">#include</text:span><text:span text:style-name="T2"> </text:span><text:span text:style-name="T6">&lt;iostream&gt;</text:span></text:p>
      <text:p text:style-name="P5"/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P5"/>
      <text:p text:style-name="Standard"><text:span text:style-name="T4">int</text:span><text:span text:style-name="T2"> main(</text:span><text:span text:style-name="T4">int</text:span><text:span text:style-name="T2"> </text:span><text:span text:style-name="T7">argc</text:span><text:span text:style-name="T2">, </text:span><text:span text:style-name="T4">char</text:span><text:span text:style-name="T2">** </text:span><text:span text:style-name="T7">argv</text:span><text:span text:style-name="T2">) {</text:span></text:p>
      <text:p text:style-name="P5"/>
      <text:p text:style-name="Standard"><text:span text:style-name="T2"><text:tab/></text:span><text:span text:style-name="T8">// criar variáveis </text:span></text:p>
      <text:p text:style-name="Standard"><text:span text:style-name="T2"><text:tab/></text:span><text:span text:style-name="T4">int</text:span><text:span text:style-name="T2"> *y, *ponteiro1, *ponteiro2, **ponteiroDuplo, valorX;</text:span></text:p>
      <text:p text:style-name="Standard"><text:span text:style-name="T2"><text:tab/></text:span><text:span text:style-name="T4">float</text:span><text:span text:style-name="T2"> x;</text:span></text:p>
      <text:p text:style-name="P5"/>
      <text:p text:style-name="Standard"><text:span text:style-name="T2"><text:tab/></text:span><text:span text:style-name="T8">// alocar endereço de memória nos ponteiros</text:span></text:p>
      <text:p text:style-name="Standard"><text:span text:style-name="T2"><text:tab/>y = </text:span><text:span text:style-name="T4">new</text:span><text:span text:style-name="T2"> </text:span><text:span text:style-name="T4">int</text:span><text:span text:style-name="T2">;</text:span></text:p>
      <text:p text:style-name="Standard"><text:span text:style-name="T2"><text:tab/>ponteiro1 = (</text:span><text:span text:style-name="T4">int</text:span><text:span text:style-name="T2"> *) malloc(</text:span><text:span text:style-name="T4">sizeof</text:span><text:span text:style-name="T2">(</text:span><text:span text:style-name="T4">int</text:span><text:span text:style-name="T2">));</text:span></text:p>
      <text:p text:style-name="Standard"><text:span text:style-name="T2"><text:tab/>ponteiro2 = (</text:span><text:span text:style-name="T4">int</text:span><text:span text:style-name="T2"> *) malloc(</text:span><text:span text:style-name="T4">sizeof</text:span><text:span text:style-name="T2">(</text:span><text:span text:style-name="T4">int</text:span><text:span text:style-name="T2">));</text:span></text:p>
      <text:p text:style-name="Standard"><text:span text:style-name="T2"><text:tab/>ponteiroDuplo = (</text:span><text:span text:style-name="T4">int</text:span><text:span text:style-name="T2"> **) malloc(</text:span><text:span text:style-name="T4">sizeof</text:span><text:span text:style-name="T2">(</text:span><text:span text:style-name="T4">int</text:span><text:span text:style-name="T2">));</text:span></text:p>
      <text:p text:style-name="P5"/>
      <text:p text:style-name="Standard"><text:span text:style-name="T2"><text:tab/></text:span><text:span text:style-name="T8">// verificar se houve erro na alocação dos ponteiros, caso tenha erro fecha o programa</text:span></text:p>
      <text:p text:style-name="Standard"><text:span text:style-name="T2"><text:tab/></text:span><text:span text:style-name="T4">if</text:span><text:span text:style-name="T2"> ((ponteiro1 == </text:span><text:span text:style-name="T10">NULL</text:span><text:span text:style-name="T2">) || (ponteiro2 == </text:span><text:span text:style-name="T10">NULL</text:span><text:span text:style-name="T2">) || (ponteiroDuplo == </text:span><text:span text:style-name="T10">NULL</text:span><text:span text:style-name="T2">)) { exit(0); }</text:span></text:p>
      <text:p text:style-name="P5"/>
      <text:p text:style-name="Standard"><text:span text:style-name="T2"><text:tab/></text:span><text:span text:style-name="T8">// Atribuir valores as variáveis e endereços aos ponteiros</text:span></text:p>
      <text:p text:style-name="Standard"><text:span text:style-name="T2"><text:tab/>*y = 100;</text:span></text:p>
      <text:p text:style-name="Standard"><text:span text:style-name="T2"><text:tab/>valorX = 10;</text:span></text:p>
      <text:p text:style-name="Standard"><text:span text:style-name="T2"><text:tab/>ponteiro1 = &amp;valorX;</text:span></text:p>
      <text:p text:style-name="Standard"><text:span text:style-name="T2"><text:tab/>*ponteiro2 = 20;</text:span></text:p>
      <text:p text:style-name="Standard"><text:span text:style-name="T2"><text:tab/>ponteiroDuplo = &amp;ponteiro2;</text:span></text:p>
      <text:p text:style-name="P5"/>
      <text:p text:style-name="Standard"><text:span text:style-name="T2"><text:tab/></text:span><text:span text:style-name="T8">//calculos</text:span></text:p>
      <text:p text:style-name="Standard"><text:soft-page-break/><text:span text:style-name="T2"><text:tab/>x = (((*ponteiro1 + *ponteiro2 + **ponteiroDuplo)/2) + *y);</text:span></text:p>
      <text:p text:style-name="P5"/>
      <text:p text:style-name="Standard"><text:span text:style-name="T2"><text:tab/></text:span><text:span text:style-name="T8">// escrever valor do calculo da variável x</text:span></text:p>
      <text:p text:style-name="Standard"><text:span text:style-name="T2"><text:tab/>cout </text:span><text:span text:style-name="T9">&lt;&lt;</text:span><text:span text:style-name="T2"> x </text:span><text:span text:style-name="T9">&lt;&lt;</text:span><text:span text:style-name="T2"> endl;</text:span></text:p>
      <text:p text:style-name="P5"/>
      <text:p text:style-name="Standard"><text:span text:style-name="T2"><text:tab/></text:span><text:span text:style-name="T8">//liberar memória, necessário sempre quando não for mais usar os ponteiros</text:span></text:p>
      <text:p text:style-name="Standard"><text:span text:style-name="T2"><text:tab/>y = </text:span><text:span text:style-name="T10">NULL</text:span><text:span text:style-name="T2">;</text:span></text:p>
      <text:p text:style-name="Standard"><text:span text:style-name="T2"><text:tab/>ponteiro1 = </text:span><text:span text:style-name="T10">NULL</text:span><text:span text:style-name="T2">;</text:span></text:p>
      <text:p text:style-name="Standard"><text:span text:style-name="T2"><text:tab/>ponteiro2 = </text:span><text:span text:style-name="T10">NULL</text:span><text:span text:style-name="T2">;</text:span></text:p>
      <text:p text:style-name="Standard"><text:span text:style-name="T2"><text:tab/>ponteiroDuplo = </text:span><text:span text:style-name="T10">NULL</text:span><text:span text:style-name="T2">;</text:span></text:p>
      <text:p text:style-name="Standard"><text:span text:style-name="T2"><text:tab/></text:span><text:span text:style-name="T4">delete</text:span><text:span text:style-name="T2"> y;</text:span></text:p>
      <text:p text:style-name="Standard"><text:span text:style-name="T2"><text:tab/>free(ponteiro1);</text:span></text:p>
      <text:p text:style-name="Standard"><text:span text:style-name="T2"><text:tab/>free(ponteiro2);</text:span></text:p>
      <text:p text:style-name="Standard"><text:span text:style-name="T2"><text:tab/>free(ponteiroDuplo);</text:span></text:p>
      <text:p text:style-name="P5"/>
      <text:p text:style-name="Standard"><text:span text:style-name="T2"><text:tab/></text:span><text:span text:style-name="T8">//alocar novos valores ao ponteiro</text:span></text:p>
      <text:p text:style-name="Standard"><text:span text:style-name="T2"><text:tab/>ponteiro1 = (</text:span><text:span text:style-name="T4">int</text:span><text:span text:style-name="T2"> *)malloc(</text:span><text:span text:style-name="T4">sizeof</text:span><text:span text:style-name="T2">(</text:span><text:span text:style-name="T4">int</text:span><text:span text:style-name="T2">));</text:span></text:p>
      <text:p text:style-name="Standard"><text:span text:style-name="T2"><text:tab/>*ponteiro1 = 50;</text:span></text:p>
      <text:p text:style-name="Standard"><text:span text:style-name="T2"><text:tab/>cout </text:span><text:span text:style-name="T9">&lt;&lt;</text:span><text:span text:style-name="T2"> *ponteiro1 </text:span><text:span text:style-name="T9">&lt;&lt;</text:span><text:span text:style-name="T2"> endl;</text:span></text:p>
      <text:p text:style-name="P5"/>
      <text:p text:style-name="Standard"><text:span text:style-name="T2"><text:tab/></text:span><text:span text:style-name="T8">//liberar memória, necessário sempre quando não for mais usar os ponteiros</text:span></text:p>
      <text:p text:style-name="Standard"><text:span text:style-name="T2"><text:tab/>ponteiro1 = </text:span><text:span text:style-name="T10">NULL</text:span><text:span text:style-name="T2">;</text:span></text:p>
      <text:p text:style-name="Standard"><text:span text:style-name="T2"><text:tab/>free(ponteiro1);</text:span></text:p>
      <text:p text:style-name="P5"/>
      <text:p text:style-name="Standard"><text:span text:style-name="T2"><text:tab/></text:span><text:span text:style-name="T8">// usar o comando PAUSE para pausar o programa no terminal</text:span></text:p>
      <text:p text:style-name="Standard"><text:span text:style-name="T2"><text:tab/>system(</text:span><text:span text:style-name="T6">"pause"</text:span><text:span text:style-name="T2">);</text:span></text:p>
      <text:p text:style-name="P5"/>
      <text:p text:style-name="Standard"><text:span text:style-name="T2"><text:tab/></text:span><text:span text:style-name="T8">// retornar o valor zero após termino da função main sinalizando que não houve erro</text:span></text:p>
      <text:p text:style-name="Standard"><text:span text:style-name="T2"><text:tab/></text:span><text:span text:style-name="T4">return</text:span><text:span text:style-name="T2"> 0;</text:span></text:p>
      <text:p text:style-name="P4"><text:span text:style-name="T2">}</text:span></text:p>
      <text:p text:style-name="P6"><text:span text:style-name="T5"/></text:p>
      <text:p text:style-name="P1">Referencias:</text:p>
      <text:p text:style-name="P2"/>
      <text:p text:style-name="P2"><text:span text:style-name="T1">Feofiloff, Paulo; </text:span>Endereços e ponteiros; USP; Disponível em &lt;<text:a xlink:type="simple" xlink:href="http://www.ime.usp.br/~pf/algoritmos/aulas/pont.html" text:style-name="Internet_20_link" text:visited-style-name="Visited_20_Internet_20_Link">http://www.ime.usp.br/~pf/algoritmos/aulas/pont.html</text:a>&gt;; <text:span text:style-name="T1">Atualizado em 2016-04-01; </text:span>Visualizado em 15 de Julho de 2016.</text:p>
      <text:p text:style-name="P1"/>
      <text:p text:style-name="P3"><text:s/>MORIMOTO, Carlos. Hardware, o Guia Definitivo. São Paulo: Gdh Press e Sul. Editores, 20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07:03:23.208000000</meta:creation-date>
    <meta:generator>LibreOffice/5.0.6.3$Windows_x86 LibreOffice_project/490fc03b25318460cfc54456516ea2519c11d1aa</meta:generator>
    <dc:date>2016-07-15T10:24:56.002000000</dc:date>
    <meta:editing-duration>PT2H3M23S</meta:editing-duration>
    <meta:editing-cycles>8</meta:editing-cycles>
    <meta:document-statistic meta:table-count="0" meta:image-count="0" meta:object-count="0" meta:page-count="2" meta:paragraph-count="55" meta:word-count="481" meta:character-count="3117" meta:non-whitespace-character-count="2649"/>
  </office:meta>
</office:document-meta>
</file>